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75mm"/>
    </style:style>
    <style:style style:name="co3" style:family="table-column">
      <style:table-column-properties fo:break-before="auto" style:column-width="35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$g$4" draw:style-name="gr1" draw:text-style-name="P1" svg:width="135.21mm" svg:height="85.8mm" svg:x="0.55mm" svg:y="123.26mm">
            <loext:p draw:notify-on-update-of-ranges="Sheet1.B8:Sheet1.B23 Sheet1.C8:Sheet1.C23"/>
            <draw:object xlink:href="./Object 1" xlink:type="simple" xlink:show="embed" xlink:actuate="onLoad"/>
            <draw:image xlink:href="./ObjectReplacements/Object 1" xlink:type="simple" xlink:show="embed" xlink:actuate="onLoad"/>
            <svg:title>$g$4</svg:titl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ce3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packages/day/image</text:p>
          </table:table-cell>
          <table:table-cell office:value-type="float" office:value="702" calcext:value-type="float">
            <text:p>702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repository</text:p>
          </table:table-cell>
          <table:table-cell office:value-type="float" office:value="19222" calcext:value-type="float">
            <text:p>19222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day</text:p>
          </table:table-cell>
          <table:table-cell table:style-name="ce2" office:value-type="string" calcext:value-type="string">
            <text:p>coverage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table:formula="of:=1-(([.$C$5]-[.$C$4]*[.B8])/[.$C$5])^[.$C$3]" office:value-type="percentage" office:value="0" calcext:value-type="percentage">
            <text:p>0.00%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formula="of:=[.B8]+1" office:value-type="float" office:value="1" calcext:value-type="float">
            <text:p>1</text:p>
          </table:table-cell>
          <table:table-cell table:style-name="ce3" table:formula="of:=1-(([.$C$5]-[.$C$4]*[.B9])/[.$C$5])^[.$C$3]" office:value-type="percentage" office:value="0.310674897125639" calcext:value-type="percentage">
            <text:p>31.07%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formula="of:=[.B9]+1" office:value-type="float" office:value="2" calcext:value-type="float">
            <text:p>2</text:p>
          </table:table-cell>
          <table:table-cell table:style-name="ce3" table:formula="of:=1-(([.$C$5]-[.$C$4]*[.B10])/[.$C$5])^[.$C$3]" office:value-type="percentage" office:value="0.531614095708754" calcext:value-type="percentage">
            <text:p>53.16%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formula="of:=[.B10]+1" office:value-type="float" office:value="3" calcext:value-type="float">
            <text:p>3</text:p>
          </table:table-cell>
          <table:table-cell table:style-name="ce3" table:formula="of:=1-(([.$C$5]-[.$C$4]*[.B11])/[.$C$5])^[.$C$3]" office:value-type="percentage" office:value="0.686644696867909" calcext:value-type="percentage">
            <text:p>68.66%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formula="of:=[.B11]+1" office:value-type="float" office:value="4" calcext:value-type="float">
            <text:p>4</text:p>
          </table:table-cell>
          <table:table-cell table:style-name="ce3" table:formula="of:=1-(([.$C$5]-[.$C$4]*[.B12])/[.$C$5])^[.$C$3]" office:value-type="percentage" office:value="0.793861760956258" calcext:value-type="percentage">
            <text:p>79.39%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formula="of:=[.B12]+1" office:value-type="float" office:value="5" calcext:value-type="float">
            <text:p>5</text:p>
          </table:table-cell>
          <table:table-cell table:style-name="ce3" table:formula="of:=1-(([.$C$5]-[.$C$4]*[.B13])/[.$C$5])^[.$C$3]" office:value-type="percentage" office:value="0.866853738954972" calcext:value-type="percentage">
            <text:p>86.69%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formula="of:=[.B13]+1" office:value-type="float" office:value="6" calcext:value-type="float">
            <text:p>6</text:p>
          </table:table-cell>
          <table:table-cell table:style-name="ce3" table:formula="of:=1-(([.$C$5]-[.$C$4]*[.B14])/[.$C$5])^[.$C$3]" office:value-type="percentage" office:value="0.915701238659938" calcext:value-type="percentage">
            <text:p>91.57%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formula="of:=[.B14]+1" office:value-type="float" office:value="7" calcext:value-type="float">
            <text:p>7</text:p>
          </table:table-cell>
          <table:table-cell table:style-name="ce3" table:formula="of:=1-(([.$C$5]-[.$C$4]*[.B15])/[.$C$5])^[.$C$3]" office:value-type="percentage" office:value="0.947784001691485" calcext:value-type="percentage">
            <text:p>94.78%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formula="of:=[.B15]+1" office:value-type="float" office:value="8" calcext:value-type="float">
            <text:p>8</text:p>
          </table:table-cell>
          <table:table-cell table:style-name="ce3" table:formula="of:=1-(([.$C$5]-[.$C$4]*[.B16])/[.$C$5])^[.$C$3]" office:value-type="percentage" office:value="0.968426775539784" calcext:value-type="percentage">
            <text:p>96.84%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formula="of:=[.B16]+1" office:value-type="float" office:value="9" calcext:value-type="float">
            <text:p>9</text:p>
          </table:table-cell>
          <table:table-cell table:style-name="ce3" table:formula="of:=1-(([.$C$5]-[.$C$4]*[.B17])/[.$C$5])^[.$C$3]" office:value-type="percentage" office:value="0.98141092350099" calcext:value-type="percentage">
            <text:p>98.14%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formula="of:=[.B17]+1" office:value-type="float" office:value="10" calcext:value-type="float">
            <text:p>10</text:p>
          </table:table-cell>
          <table:table-cell table:style-name="ce3" table:formula="of:=1-(([.$C$5]-[.$C$4]*[.B18])/[.$C$5])^[.$C$3]" office:value-type="percentage" office:value="0.989375109145205" calcext:value-type="percentage">
            <text:p>98.94%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formula="of:=[.B18]+1" office:value-type="float" office:value="11" calcext:value-type="float">
            <text:p>11</text:p>
          </table:table-cell>
          <table:table-cell table:style-name="ce3" table:formula="of:=1-(([.$C$5]-[.$C$4]*[.B19])/[.$C$5])^[.$C$3]" office:value-type="percentage" office:value="0.994125205570684" calcext:value-type="percentage">
            <text:p>99.41%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formula="of:=[.B19]+1" office:value-type="float" office:value="12" calcext:value-type="float">
            <text:p>12</text:p>
          </table:table-cell>
          <table:table-cell table:style-name="ce3" table:formula="of:=1-(([.$C$5]-[.$C$4]*[.B20])/[.$C$5])^[.$C$3]" office:value-type="percentage" office:value="0.99687069782337" calcext:value-type="percentage">
            <text:p>99.69%</text:p>
          </table:table-cell>
          <table:table-cell table:number-columns-repeated="3"/>
        </table:table-row>
        <table:table-row table:style-name="ro1">
          <table:table-cell/>
          <table:table-cell table:formula="of:=[.B20]+1" office:value-type="float" office:value="13" calcext:value-type="float">
            <text:p>13</text:p>
          </table:table-cell>
          <table:table-cell table:style-name="ce3" table:formula="of:=1-(([.$C$5]-[.$C$4]*[.B21])/[.$C$5])^[.$C$3]" office:value-type="percentage" office:value="0.998402254180649" calcext:value-type="percentage">
            <text:p>99.84%</text:p>
          </table:table-cell>
          <table:table-cell table:number-columns-repeated="3"/>
        </table:table-row>
        <table:table-row table:style-name="ro1">
          <table:table-cell/>
          <table:table-cell table:formula="of:=[.B21]+1" office:value-type="float" office:value="14" calcext:value-type="float">
            <text:p>14</text:p>
          </table:table-cell>
          <table:table-cell table:style-name="ce3" table:formula="of:=1-(([.$C$5]-[.$C$4]*[.B22])/[.$C$5])^[.$C$3]" office:value-type="percentage" office:value="0.999222823197132" calcext:value-type="percentage">
            <text:p>99.92%</text:p>
          </table:table-cell>
          <table:table-cell table:number-columns-repeated="3"/>
        </table:table-row>
        <table:table-row table:style-name="ro1">
          <table:table-cell/>
          <table:table-cell table:formula="of:=[.B22]+1" office:value-type="float" office:value="15" calcext:value-type="float">
            <text:p>15</text:p>
          </table:table-cell>
          <table:table-cell table:style-name="ce3" table:formula="of:=1-(([.$C$5]-[.$C$4]*[.B23])/[.$C$5])^[.$C$3]" office:value-type="percentage" office:value="0.999642553172111" calcext:value-type="percentage">
            <text:p>99.96%</text:p>
          </table:table-cell>
          <table:table-cell table:number-columns-repeated="3"/>
        </table:table-row>
        <table:table-row table:style-name="ro1" table:number-rows-repeated="104855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 style:data-style-name="N2" text:time-value="14:52:26.9715104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09-17T11:07:25.557778776</meta:creation-date>
    <dc:date>2016-09-17T15:02:29.481740773</dc:date>
    <dc:creator>Toralf Förster</dc:creator>
    <meta:editing-duration>PT20M22S</meta:editing-duration>
    <meta:editing-cycles>9</meta:editing-cycles>
    <meta:generator>LibreOffice/5.1.4.2$Linux_X86_64 LibreOffice_project/10m0$Build-2</meta:generator>
    <meta:document-statistic meta:table-count="1" meta:cell-count="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display-label="true" chart:logarithmic="false" chart:minimum="0" chart:maximum="1" chart:interval-major="0.1" chart:interval-minor-divis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522cm" svg:height="8.581cm" xlink:href=".." xlink:type="simple" chart:class="chart:line" chart:style-name="ch1">
        <chart:title svg:x="4.085cm" svg:y="0.307cm" chart:style-name="ch2">
          <text:p>coverage of the repository</text:p>
        </chart:title>
        <chart:plot-area chart:style-name="ch3" table:cell-range-address="Sheet1.B8:Sheet1.C23" chart:data-source-has-labels="column" svg:x="0.27cm" svg:y="1.257cm" svg:width="12.982cm" svg:height="7.153cm">
          <chartooo:coordinate-region svg:x="1.685cm" svg:y="1.456cm" svg:width="11.195cm" svg:height="6.307cm"/>
          <chart:axis chart:dimension="x" chart:name="primary-x" chart:style-name="ch4" chartooo:axis-type="auto">
            <chartooo:date-scale/>
            <chart:categories table:cell-range-address="Sheet1.B8:Sheet1.B23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C8:Sheet1.C23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8:Sheet1.B23</svg:desc>
                </draw:g>
              </table:table-cell>
              <table:table-cell office:value-type="float" office:value="0">
                <text:p>0</text:p>
                <draw:g>
                  <svg:desc>Sheet1.C8:Sheet1.C2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10674897125639">
                <text:p>0.31067489712563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31614095708754">
                <text:p>0.53161409570875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86644696867909">
                <text:p>0.68664469686790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93861760956258">
                <text:p>0.79386176095625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66853738954972">
                <text:p>0.86685373895497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15701238659938">
                <text:p>0.91570123865993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47784001691485">
                <text:p>0.9477840016914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68426775539784">
                <text:p>0.96842677553978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8141092350099">
                <text:p>0.981410923500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89375109145205">
                <text:p>0.98937510914520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94125205570684">
                <text:p>0.99412520557068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9687069782337">
                <text:p>0.9968706978233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98402254180649">
                <text:p>0.99840225418064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99222823197132">
                <text:p>0.99922282319713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99642553172111">
                <text:p>0.9996425531721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